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1835" officeooo:paragraph-rsid="000c1835"/>
    </style:style>
    <style:style style:name="P2" style:family="paragraph" style:parent-style-name="Standard">
      <style:text-properties officeooo:rsid="000e8bb4" officeooo:paragraph-rsid="000e8bb4"/>
    </style:style>
    <style:style style:name="P3" style:family="paragraph" style:parent-style-name="Standard">
      <style:text-properties officeooo:rsid="00174da5" officeooo:paragraph-rsid="00174da5"/>
    </style:style>
    <style:style style:name="P4" style:family="paragraph" style:parent-style-name="Standard">
      <style:text-properties officeooo:paragraph-rsid="0024ba46"/>
    </style:style>
    <style:style style:name="P5" style:family="paragraph" style:parent-style-name="Standard">
      <style:text-properties officeooo:rsid="0024ba46" officeooo:paragraph-rsid="0024ba46"/>
    </style:style>
    <style:style style:name="P6" style:family="paragraph" style:parent-style-name="Standard">
      <style:text-properties officeooo:rsid="0024ba46" officeooo:paragraph-rsid="00254963"/>
    </style:style>
    <style:style style:name="P7" style:family="paragraph" style:parent-style-name="Standard">
      <style:text-properties officeooo:rsid="00254963" officeooo:paragraph-rsid="00254963"/>
    </style:style>
    <style:style style:name="P8" style:family="paragraph" style:parent-style-name="Standard">
      <style:text-properties officeooo:rsid="002659ea" officeooo:paragraph-rsid="002659ea"/>
    </style:style>
    <style:style style:name="P9" style:family="paragraph" style:parent-style-name="Standard">
      <style:text-properties officeooo:rsid="0027bcd3" officeooo:paragraph-rsid="0027bcd3"/>
    </style:style>
    <style:style style:name="P10" style:family="paragraph" style:parent-style-name="Standard">
      <style:text-properties officeooo:rsid="002872d8" officeooo:paragraph-rsid="002872d8"/>
    </style:style>
    <style:style style:name="P11" style:family="paragraph" style:parent-style-name="Standard">
      <style:text-properties officeooo:rsid="0029e59e" officeooo:paragraph-rsid="0029e59e"/>
    </style:style>
    <style:style style:name="P12" style:family="paragraph" style:parent-style-name="Standard">
      <style:text-properties officeooo:rsid="00254963" officeooo:paragraph-rsid="00254963"/>
    </style:style>
    <style:style style:name="P13" style:family="paragraph" style:parent-style-name="Heading_20_3">
      <style:text-properties officeooo:rsid="000e8bb4" officeooo:paragraph-rsid="0010041d"/>
    </style:style>
    <style:style style:name="P14" style:family="paragraph" style:parent-style-name="Heading_20_3">
      <style:text-properties officeooo:rsid="000e8bb4" officeooo:paragraph-rsid="0024ba46"/>
    </style:style>
    <style:style style:name="T1" style:family="text">
      <style:text-properties officeooo:rsid="000e8bb4"/>
    </style:style>
    <style:style style:name="T2" style:family="text">
      <style:text-properties officeooo:rsid="00174da5"/>
    </style:style>
    <style:style style:name="T3" style:family="text">
      <style:text-properties officeooo:rsid="001e8d2a"/>
    </style:style>
    <style:style style:name="T4" style:family="text">
      <style:text-properties officeooo:rsid="0024ba46"/>
    </style:style>
    <style:style style:name="T5" style:family="text">
      <style:text-properties officeooo:rsid="00254963"/>
    </style:style>
    <style:style style:name="T6" style:family="text">
      <style:text-properties officeooo:rsid="002659ea"/>
    </style:style>
    <style:style style:name="T7" style:family="text">
      <style:text-properties officeooo:rsid="002872d8"/>
    </style:style>
    <style:style style:name="T8" style:family="text">
      <style:text-properties officeooo:rsid="0029e59e"/>
    </style:style>
    <style:style style:name="T9" style:family="text">
      <style:text-properties officeooo:rsid="002a13aa"/>
    </style:style>
    <style:style style:name="T10" style:family="text">
      <style:text-properties officeooo:rsid="002df840"/>
    </style:style>
    <style:style style:name="T11" style:family="text">
      <style:text-properties officeooo:rsid="002fc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tainer Overview</text:p>
      <text:h text:style-name="Heading_20_3" text:outline-level="3">Slide 1</text:h>
      <text:p text:style-name="P1">Pour cette première session, j<text:span text:style-name="T10">e vous propose un aperçu très rapide </text:span>des « Container ».</text:p>
      <text:p text:style-name="P1">C’es<text:span text:style-name="T1">t</text:span> une technologie est déjà adoptée par de nombreuses sociétés (Google, Netflix, Amazon, …) ou, pour les retardataires, un projet de transformation IT est en cours <text:span text:style-name="T1">pour l’adopter.</text:span></text:p>
      <text:p text:style-name="P1"/>
      <text:p text:style-name="P1"><text:span text:style-name="T1">Blague à part, c</text:span>ette présentation n’a rien à voir avec l’import / export.</text:p>
      <text:p text:style-name="P1"/>
      <text:h text:style-name="Heading_20_3" text:outline-level="3">Slide 2</text:h>
      <text:p text:style-name="P2">Cette présentation est disponible sur github</text:p>
      <text:p text:style-name="P2">Vous pourrez donc la voir et la revoir</text:p>
      <text:p text:style-name="P2">Pour ceux qui ne serait pas familiarisé avec Reveal JS, voici les principaux raccourci clavier</text:p>
      <text:p text:style-name="P2"/>
      <text:h text:style-name="Heading_20_3" text:outline-level="3">Slide 3</text:h>
      <text:p text:style-name="Standard">Qu’est qu’un container ?</text:p>
      <text:p text:style-name="P3">Il y a deux approches.</text:p>
      <text:p text:style-name="Standard"/>
      <text:p text:style-name="Standard"><text:span text:style-name="T2">Un container, c</text:span>’est <text:span text:style-name="T2">comme </text:span>une machine virutelle allégée.</text:p>
      <text:p text:style-name="Standard"><text:span text:style-name="T2">Il</text:span> possède <text:span text:style-name="T2">un ensemble de</text:span> processus <text:span text:style-name="T2">ou encore</text:span> sa propre interface réseau,</text:p>
      <text:p text:style-name="Standard"><text:span text:style-name="T2">Il peut</text:span> exécuter des processus en root, installer des packages et même <text:span text:style-name="T2">héberger</text:span> des services.</text:p>
      <text:p text:style-name="Standard"/>
      <text:p text:style-name="Standard">Mais <text:span text:style-name="T2">un </text:span>container <text:span text:style-name="T2">c’</text:span>est qu’un chroot amélioré…</text:p>
      <text:p text:style-name="Standard"><text:span text:style-name="T2">L</text:span>e container utilise le noyaux du système hôte.</text:p>
      <text:p text:style-name="Standard"><text:span text:style-name="T2">Il</text:span> n’a pas besoin d<text:span text:style-name="T2">e </text:span>system<text:span text:style-name="T2">d</text:span>, ni de syslog <text:span text:style-name="T2">ni</text:span> de cron</text:p>
      <text:p text:style-name="Standard">En fait, c’est juste un ensemble de processus sur une machine.</text:p>
      <text:p text:style-name="Standard"/>
      <text:h text:style-name="P13" text:outline-level="3">Slide 4</text:h>
      <text:p text:style-name="Standard">Mais concrètement, comment cela fonctionne ?</text:p>
      <text:p text:style-name="Standard"/>
      <text:h text:style-name="P14" text:outline-level="3">Slide <text:span text:style-name="T4">5</text:span></text:h>
      <text:p text:style-name="Standard">Il y a tout d’abord des fonctionnalités au niveau du noyau linux.</text:p>
      <text:p text:style-name="Standard"/>
      <text:p text:style-name="P4">La première <text:span text:style-name="T3">fonctionnalité </text:span>se nomme « Control Group ».</text:p>
      <text:p text:style-name="P4"><text:span text:style-name="T3">Elle </text:span>permet <text:span text:style-name="T3">de limiter l’utilisation</text:span> d<text:span text:style-name="T4">u matériel (comme la mémoire) et d’en mesurer la consommation réelle.</text:span></text:p>
      <text:p text:style-name="P5"/>
      <text:p text:style-name="P5">Ensuite, NameSpace est une fonctionnalité qui permet de donner une « vue » limitée du système à un processus.</text:p>
      <text:p text:style-name="P6">Par exemple : un processus pense s’éxécuter en root (UID 0) alors qu’il est <text:span text:style-name="T5">dans le système</text:span> un simple user (UID &gt; 1000).</text:p>
      <text:p text:style-name="P7">Il existe différent NameSpace que vous trouverez en annexe.</text:p>
      <text:p text:style-name="Standard"/>
      <text:p text:style-name="P7">Une autre fonctionnalité importante est le Secure Computing</text:p>
      <text:p text:style-name="P7">Il s’agit d’un Firewall permettant de filtrer les appels systeme pour un processus.</text:p>
      <text:p text:style-name="P7">Exemple : le syscall « sys_reboot » n’est pas autorisé par un processus exécuté dans un container.</text:p>
      <text:p text:style-name="Standard"/>
      <text:p text:style-name="P7">C’est 3 fonctionnalités sont essentielles mais nous ne pouvons pas encore parlé de container.</text:p>
      <text:p text:style-name="P7"/>
      <text:h text:style-name="Heading_20_3" text:outline-level="3"><text:soft-page-break/>Slide 6</text:h>
      <text:p text:style-name="P7">Le Container Runtime est une application qui permet d’éxécuter des processus dans un environnement isolé que nous appelerons « Container ».</text:p>
      <text:p text:style-name="P7">Pour cela, il utilise les fonctionnalités du noyaux vu précédement.</text:p>
      <text:p text:style-name="P7"/>
      <text:p text:style-name="P7">Le tout premier est LXC puis le plus populaire Docker est apparu.</text:p>
      <text:p text:style-name="P7">Rocket est un fork de Docker.</text:p>
      <text:p text:style-name="P7">RunC est développé par l’Open Container Project.</text:p>
      <text:p text:style-name="P7"/>
      <text:p text:style-name="P8">Il y a un inconvénient, un Container Runtime fonctionne sur un seul host.</text:p>
      <text:p text:style-name="P8">Inacceptable en entreprise !!</text:p>
      <text:p text:style-name="P7"/>
      <text:h text:style-name="Heading_20_3" text:outline-level="3">Slide 7</text:h>
      <text:p text:style-name="P7">C’<text:span text:style-name="T6">est ainsi que sont apparu les container cluster manager.</text:span></text:p>
      <text:p text:style-name="P8">Ils offrent une solution pour la haute disponibilité et l’auto scalling.</text:p>
      <text:p text:style-name="P8"/>
      <text:p text:style-name="P8">Il y a bien évidement Swarm par Docker</text:p>
      <text:p text:style-name="P8">Mais le plus célèbre reste Kubernete par Google</text:p>
      <text:p text:style-name="P8">Ces 2 solutions fonctionnent avec des Noeuds « docker »</text:p>
      <text:p text:style-name="P8">Il y a également Marathon &amp; Mesos, une architecture relativement différente car il permet d’exécuter un processus sur n’importe quelle machine du cluster.</text:p>
      <text:p text:style-name="P8"/>
      <text:h text:style-name="Heading_20_3" text:outline-level="3">Slide 8 <text:span text:style-name="T7">(image)</text:span></text:h>
      <text:p text:style-name="P7"/>
      <text:p text:style-name="P9">Un autre point important à aborder sont le fonctionnement des images.</text:p>
      <text:p text:style-name="P9"/>
      <text:p text:style-name="P9">Une image est composée de différente<text:span text:style-name="T11">s</text:span> couche<text:span text:style-name="T11">s</text:span> accessible<text:span text:style-name="T11">s</text:span> en lecture seule <text:span text:style-name="T7">par le container</text:span></text:p>
      <text:p text:style-name="P9">Un exemple en image :</text:p>
      <text:p text:style-name="P9"><text:tab/>La première couche contient une image d’installation d’ubuntu</text:p>
      <text:p text:style-name="P9"><text:tab/>La seconde couche contient les modifications du système suite à une mise à jour</text:p>
      <text:p text:style-name="P9"/>
      <text:p text:style-name="P10">Le concept « copy on write » permet de partager les images entre plusieurs container.</text:p>
      <text:p text:style-name="P10">Par exemple :</text:p>
      <text:p text:style-name="P10"><text:tab/>Les couches 1 et 2 pouvent être partagée entre différents containers.</text:p>
      <text:p text:style-name="P10"/>
      <text:h text:style-name="Heading_20_3" text:outline-level="3">Slide 9 – Security</text:h>
      <text:p text:style-name="P10">D’un point vue sécurité, il y aura de nombreux challenge<text:span text:style-name="T8">s</text:span> (ou de quoi s’ammuser)</text:p>
      <text:p text:style-name="P10"/>
      <text:p text:style-name="P11">Premier point souvent oublier, sécuriser les containers : hardening, chiffrement, …</text:p>
      <text:p text:style-name="P11">Ce point est important surtout si le container sera exécuté / hébergé par un tiers.</text:p>
      <text:p text:style-name="P11">Les mesures doivent être prises en compte au moment du build de l’image du container</text:p>
      <text:p text:style-name="P11"/>
      <text:p text:style-name="P11">Il faut également sécurisé les Container host en particulier pour se prémunir des techniques d’évasions de container.</text:p>
      <text:p text:style-name="P11">En particulier si vous éxécutez des container fournis par des tiers.</text:p>
      <text:p text:style-name="P11"/>
      <text:p text:style-name="P11">Enfin, <text:span text:style-name="T9">il faut </text:span>sécuriser les outils d’administration et notamment du container cluster manager avec l’authentification à <text:span text:style-name="T9">double facteur, les habilitations, ..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1:50:33.809525928</meta:creation-date>
    <dc:date>2016-12-06T22:32:08.092413518</dc:date>
    <meta:editing-duration>PT4H30M10S</meta:editing-duration>
    <meta:editing-cycles>24</meta:editing-cycles>
    <meta:generator>LibreOffice/5.1.4.2$Linux_X86_64 LibreOffice_project/10m0$Build-2</meta:generator>
    <meta:print-date>2016-12-06T19:27:51.875775371</meta:print-date>
    <meta:document-statistic meta:table-count="0" meta:image-count="0" meta:object-count="0" meta:page-count="2" meta:paragraph-count="64" meta:word-count="662" meta:character-count="4022" meta:non-whitespace-character-count="3420"/>
  </office:meta>
</office:document-meta>
</file>